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1.15cm" fo:min-width="7.3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4.9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3.5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5.3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11cm"/>
    </style:style>
    <style:style style:name="gr7" style:family="graphic" style:parent-style-name="standard">
      <style:graphic-properties draw:textarea-horizontal-align="justify" draw:textarea-vertical-align="middle" draw:auto-grow-height="false" fo:min-height="1.1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8.3cm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8.7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2cm" svg:height="1.4cm" svg:x="5.2cm" svg:y="16.2cm">
          <text:p text:style-name="P1">SpiNNMachin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3.8cm" svg:y="16.2cm">
          <text:p text:style-name="P1">SpiNNStorageHandler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cm" svg:height="1.4cm" svg:x="10.2cm" svg:y="19.2cm">
          <text:p text:style-name="P1">uti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10.7cm" svg:y="13.2cm">
          <text:p text:style-name="P1">PACMA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.4cm" svg:x="3.8cm" svg:y="13.2cm">
          <text:p text:style-name="P1">SpiNNMan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18.8cm" svg:y="13.2cm">
          <text:p text:style-name="P1">DataSpecifi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5cm" svg:height="1.4cm" svg:x="11cm" svg:y="10.2cm">
          <text:p text:style-name="P1">SpiNNFrontEndComm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8cm" svg:height="1.4cm" svg:x="18cm" svg:y="7.2cm">
          <text:p text:style-name="P1">SpiNNakerGraphFrontEn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7.4cm" svg:y="7.4cm">
          <text:p text:style-name="P1">sPyNNak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1.4cm" svg:x="17.4cm" svg:y="4.2cm">
          <text:p text:style-name="P1">sPyNNakerExternalDevicesPlugi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8cm" svg:height="1.4cm" svg:x="1cm" svg:y="4.2cm">
          <text:p text:style-name="P1">sPyNNakerExtraModelsPlugi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9.2cm" svg:height="1.4cm" svg:x="13.4cm" svg:y="1.2cm">
          <text:p text:style-name="P1">sPyNNakerNewModelTemplat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5.8cm" svg:height="1.4cm" svg:x="1.5cm" svg:y="10.2cm">
          <text:p text:style-name="P1">spalloc_serv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8cm" svg:height="1.4cm" svg:x="2.6cm" svg:y="1.2cm">
          <text:p text:style-name="P1">PyNNExamples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0.8cm" svg:y1="19.2cm" svg:x2="8.8cm" svg:y2="17.6cm">
          <text:p/>
        </draw:line>
        <draw:line draw:style-name="gr10" draw:text-style-name="P2" draw:layer="layout" svg:x1="14.2cm" svg:y1="19.2cm" svg:x2="16.2cm" svg:y2="17.6cm">
          <text:p/>
        </draw:line>
        <draw:line draw:style-name="gr10" draw:text-style-name="P2" draw:layer="layout" svg:x1="7.6cm" svg:y1="16.2cm" svg:x2="5.6cm" svg:y2="14.6cm">
          <text:p/>
        </draw:line>
        <draw:line draw:style-name="gr10" draw:text-style-name="P2" draw:layer="layout" svg:x1="7.8cm" svg:y1="16.2cm" svg:x2="12.6cm" svg:y2="14.6cm">
          <text:p/>
        </draw:line>
        <draw:line draw:style-name="gr10" draw:text-style-name="P2" draw:layer="layout" svg:x1="18cm" svg:y1="16.2cm" svg:x2="21.2cm" svg:y2="14.6cm">
          <text:p/>
        </draw:line>
        <draw:line draw:style-name="gr10" draw:text-style-name="P2" draw:layer="layout" svg:x1="7.8cm" svg:y1="16.2cm" svg:x2="20.4cm" svg:y2="14.6cm">
          <text:p/>
        </draw:line>
        <draw:line draw:style-name="gr10" draw:text-style-name="P2" draw:layer="layout" svg:x1="17.6cm" svg:y1="16.2cm" svg:x2="6.2cm" svg:y2="14.6cm">
          <text:p/>
        </draw:line>
        <draw:line draw:style-name="gr10" draw:text-style-name="P2" draw:layer="layout" svg:x1="5.4cm" svg:y1="13.2cm" svg:x2="4.4cm" svg:y2="11.6cm">
          <text:p/>
        </draw:line>
        <draw:line draw:style-name="gr10" draw:text-style-name="P2" draw:layer="layout" svg:x1="6.2cm" svg:y1="13.2cm" svg:x2="13.8cm" svg:y2="11.6cm">
          <text:p/>
        </draw:line>
        <draw:line draw:style-name="gr10" draw:text-style-name="P2" draw:layer="layout" svg:x1="13cm" svg:y1="13.2cm" svg:x2="15cm" svg:y2="11.6cm">
          <text:p/>
        </draw:line>
        <draw:line draw:style-name="gr10" draw:text-style-name="P2" draw:layer="layout" svg:x1="21.2cm" svg:y1="13.2cm" svg:x2="18.2cm" svg:y2="11.6cm">
          <text:p/>
        </draw:line>
        <draw:line draw:style-name="gr10" draw:text-style-name="P2" draw:layer="layout" svg:x1="16.8cm" svg:y1="10.2cm" svg:x2="21cm" svg:y2="8.6cm">
          <text:p/>
        </draw:line>
        <draw:line draw:style-name="gr10" draw:text-style-name="P2" draw:layer="layout" svg:x1="14.8cm" svg:y1="10.2cm" svg:x2="10.6cm" svg:y2="8.8cm">
          <text:p/>
        </draw:line>
        <draw:line draw:style-name="gr10" draw:text-style-name="P2" draw:layer="layout" svg:x1="10cm" svg:y1="7.4cm" svg:x2="6.2cm" svg:y2="5.6cm">
          <text:p/>
        </draw:line>
        <draw:line draw:style-name="gr10" draw:text-style-name="P2" draw:layer="layout" svg:x1="10cm" svg:y1="7.4cm" svg:x2="20.8cm" svg:y2="5.6cm">
          <text:p/>
        </draw:line>
        <draw:line draw:style-name="gr10" draw:text-style-name="P2" draw:layer="layout" svg:x1="10cm" svg:y1="7.4cm" svg:x2="16.4cm" svg:y2="2.6cm">
          <text:p/>
        </draw:line>
        <draw:line draw:style-name="gr10" draw:text-style-name="P2" draw:layer="layout" svg:x1="5.2cm" svg:y1="4.2cm" svg:x2="5cm" svg:y2="2.6cm">
          <text:p/>
        </draw:lin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3:05:01.454073202</meta:creation-date>
    <dc:date>2017-03-08T14:18:39.111679817</dc:date>
    <meta:editing-duration>PT2M28S</meta:editing-duration>
    <meta:editing-cycles>3</meta:editing-cycles>
    <meta:generator>LibreOffice/4.4.7.2$Linux_X86_64 LibreOffice_project/40$Build-2</meta:generator>
    <meta:document-statistic meta:object-count="54"/>
  </office:meta>
</office:document-meta>
</file>